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44.png" xlink:type="simple" xlink:show="embed" xlink:actuate="onLoad"/></draw:frame></text:p>
          </table:table-cell>
          <table:table-cell table:style-name="Table1.B1" office:value-type="string">
            <text:h text:style-name="P6" text:outline-level="1">Синусоидальная функц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4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формуле:</text:p>
            <text:p text:style-name="P5"><draw:frame draw:style-name="fr3" draw:name="Объект1" text:anchor-type="as-char" svg:width="5.061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/draw:frame> – <text:span text:style-name="T1">амплитуда, круговая частота (рад/с) и фаза (рад)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">й и выходной сигналы</text:span>.</text:p>
            <text:p text:style-name="P4">Если<draw:frame draw:style-name="fr3" draw:name="Object1" text:anchor-type="as-char" svg:width="1.24cm" svg:height="0.549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, то блок реализует преобразование «по синусу», а если<draw:frame draw:style-name="fr3" draw:name="Object2" text:anchor-type="as-char" svg:width="1.371cm" svg:height="0.9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1">то «по косинусу».</text:span></text:p>
            <text:p text:style-name="P4"><text:span text:style-name="T2">Свойства</text:span><text:span text:style-name="T1">:</text:span></text:p>
            <text:list xml:id="list2232099025992619993" text:style-name="L1">
              <text:list-item>
                <text:p text:style-name="P7"><text:span text:style-name="T14">Амплитуда, в формуле a·sin[w·x(t) + f] – коэффициент</text:span><text:span text:style-name="T14"><draw:frame draw:style-name="fr3" draw:name="Объект4" text:anchor-type="as-char" svg:width="0.482cm" svg:height="0.549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4">.</text:span></text:p>
              </text:list-item>
              <text:list-item>
                <text:p text:style-name="P7"><text:span text:style-name="T14">Частота – коэффициент</text:span><text:span text:style-name="T14"><draw:frame draw:style-name="fr3" draw:name="Объект6" text:anchor-type="as-char" svg:width="0.55cm" svg:height="0.28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4">.</text:span></text:p>
              </text:list-item>
              <text:list-item>
                <text:p text:style-name="P7"><text:span text:style-name="T3">Фаза</text:span><text:span text:style-name="T14"> – коэффициент</text:span><text:span text:style-name="T14"><draw:frame draw:style-name="fr3" draw:name="Объект5" text:anchor-type="as-char" svg:width="0.566cm" svg:height="0.549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4">.</text:span></text:p>
              </text:list-item>
            </text:list>
            <text:p text:style-name="P4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4"><text:span text:style-name="T13">Примечания</text:span>:</text:p>
            <text:list xml:id="list8912476502552819223" text:style-name="L2">
              <text:list-item>
                <text:p text:style-name="P8"><text:span text:style-name="T4">По умолчанию данный блок реализует синусоид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pan text:style-name="T8">Именованные свойства </text:span><text:span text:style-name="T6">могут быть заданы </text:span><text:span text:style-name="T8">как </text:span><text:span text:style-name="T11">локальные</text:span><text:span text:style-name="T8"> переменные модели (или 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5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льная функция</dc:title>
    <dc:date>2014-12-01T15:22:14.06</dc:date>
    <meta:generator>OpenOffice/4.1.1$Win32 OpenOffice.org_project/411m6$Build-9775</meta:generator>
    <meta:editing-duration>PT2H26M52S</meta:editing-duration>
    <meta:editing-cycles>141</meta:editing-cycles>
    <meta:document-statistic meta:table-count="1" meta:image-count="2" meta:object-count="9" meta:page-count="1" meta:paragraph-count="19" meta:word-count="142" meta:character-count="94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i>f</mi>
        <mo stretchy="false">=</mo>
        <mn>0</mn>
      </mrow>
    </mrow>
    <annotation encoding="StarMath 5.0">f=0</annotation>
  </semantics>
</math>
</file>

<file path=Object 8/content.xml><?xml version="1.0" encoding="utf-8"?>
<math xmlns="http://www.w3.org/1998/Math/MathML">
  <semantics>
    <mrow>
      <mrow>
        <mi>f</mi>
        <mo stretchy="false">=</mo>
        <mfrac>
          <mo stretchy="false">π</mo>
          <mn>2</mn>
        </mfrac>
      </mrow>
    </mrow>
    <annotation encoding="StarMath 5.0">f=%pi over 2</annotation>
  </semantics>
</math>
</file>

<file path=Object 9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